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LiberationSerif-Bold1" svg:font-family="LiberationSerif-Bold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style:font-name="Times New Roman" fo:font-size="12pt" officeooo:paragraph-rsid="00236fa8" style:font-name-asian="Times New Roman1" style:font-size-asian="12pt" style:font-name-complex="Times New Roman1" style:font-size-complex="12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999999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28in" loext:contextual-spacing="false" fo:line-height="100%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28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999999" style:font-name="Times New Roman" fo:font-size="13pt" style:font-name-asian="Times New Roman1" style:font-size-asian="13pt" style:font-name-complex="Times New Roman1" style:font-size-complex="13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28in" loext:contextual-spacing="false" fo:line-height="100%" fo:text-align="start" style:justify-single-word="false" fo:orphans="0" fo:widows="0" fo:text-indent="0in" style:auto-text-indent="false" fo:padding="0in" fo:border="none"/>
      <style:text-properties fo:color="#999999" style:font-name="Times New Roman" fo:font-size="13pt" style:font-name-asian="Times New Roman1" style:font-size-asian="13pt" style:font-name-complex="Times New Roman1" style:font-size-complex="13pt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28in" loext:contextual-spacing="false" fo:line-height="100%" fo:text-align="start" style:justify-single-word="false" fo:orphans="0" fo:widows="0" fo:text-indent="0in" style:auto-text-indent="false" fo:padding="0in" fo:border="none"/>
      <style:text-properties fo:color="#999999" style:font-name="Times New Roman" fo:font-size="13pt" officeooo:rsid="004eacde" officeooo:paragraph-rsid="004eacde" style:font-name-asian="Times New Roman1" style:font-size-asian="13pt" style:font-name-complex="Times New Roman1" style:font-size-complex="13pt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fo:color="#000000" style:font-name="Times New Roman" fo:font-size="13pt" officeooo:paragraph-rsid="00465edd" style:font-name-asian="Times New Roman1" style:font-size-asian="13pt" style:font-name-complex="Times New Roman1" style:font-size-complex="13pt"/>
    </style:style>
    <style:style style:name="P12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</style:style>
    <style:style style:name="P13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999999" style:font-name="Times New Roman" fo:font-size="16pt" style:text-underline-style="solid" style:text-underline-width="auto" style:text-underline-color="font-color" fo:font-weight="bold" style:font-name-asian="Times New Roman1" style:font-size-asian="16pt" style:font-weight-asian="bold" style:font-name-complex="Times New Roman1" style:font-size-complex="16pt"/>
    </style:style>
    <style:style style:name="P17" style:family="paragraph" style:parent-style-name="Standard">
      <loext:graphic-properties draw:fill-color="#ffffff"/>
      <style:paragraph-properties fo:margin-top="0in" fo:margin-bottom="0.0693in" loext:contextual-spacing="false" fo:line-height="100%" fo:orphans="0" fo:widows="0" fo:padding="0in" fo:border="none"/>
      <style:text-properties fo:color="#000000" style:font-name="Times New Roman" fo:font-size="12pt" style:text-underline-style="none" officeooo:rsid="00465edd" officeooo:paragraph-rsid="00465edd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officeooo:paragraph-rsid="0033bd0e" style:font-name-asian="Times New Roman1" style:font-size-asian="12pt" style:font-name-complex="Times New Roman1" style:font-size-complex="12pt"/>
    </style:style>
    <style:style style:name="P20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1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fo:font-weight="bold" officeooo:paragraph-rsid="0033bd0e" style:font-name-asian="Times New Roman1" style:font-size-asian="12pt" style:font-weight-asian="bold" style:font-name-complex="Times New Roman1" style:font-size-complex="12pt"/>
    </style:style>
    <style:style style:name="P22" style:family="paragraph" style:parent-style-name="Standard">
      <style:paragraph-properties fo:margin-top="0in" fo:margin-bottom="0.0693in" loext:contextual-spacing="false" fo:line-height="100%" fo:orphans="0" fo:widows="0"/>
      <style:text-properties fo:color="#666666" style:font-name="Times New Roman" fo:font-size="12pt" officeooo:rsid="00294820" officeooo:paragraph-rsid="0033bd0e" style:font-name-asian="Times New Roman1" style:font-size-asian="12pt" style:font-name-complex="Times New Roman1" style:font-size-complex="12pt"/>
    </style:style>
    <style:style style:name="P23" style:family="paragraph" style:parent-style-name="Standard">
      <loext:graphic-properties draw:fill-color="#ffffff"/>
      <style:paragraph-properties fo:margin-left="0.5in" fo:margin-right="0in" fo:margin-top="0in" fo:margin-bottom="0.0693in" loext:contextual-spacing="false" fo:line-height="100%" fo:orphans="0" fo:widows="0" fo:text-indent="0.5in" style:auto-text-indent="false" fo:padding="0in" fo:border="none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fo:color="#000000" officeooo:paragraph-rsid="00465edd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2pt" officeooo:rsid="00533b88" officeooo:paragraph-rsid="00533b88" style:font-name-asian="LiberationSerif1" style:font-size-asian="12pt" style:font-name-complex="LiberationSerif1" style:font-size-complex="12pt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2pt" fo:font-weight="bold" officeooo:paragraph-rsid="0054f88e" style:font-name-asian="LiberationSerif1" style:font-size-asian="12pt" style:font-weight-asian="bold" style:font-name-complex="LiberationSerif1" style:font-size-complex="12pt" style:font-weight-complex="bold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2pt" fo:font-weight="bold" officeooo:rsid="00583702" officeooo:paragraph-rsid="00583702" style:font-name-asian="LiberationSerif1" style:font-size-asian="12pt" style:font-weight-asian="bold" style:font-name-complex="LiberationSerif1" style:font-size-complex="12pt" style:font-weight-complex="bold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2pt" fo:font-weight="bold" officeooo:rsid="00583702" officeooo:paragraph-rsid="00583702" style:font-name-asian="LiberationSerif1" style:font-size-asian="12pt" style:font-weight-asian="bold" style:font-name-complex="LiberationSerif1" style:font-size-complex="12pt"/>
    </style:style>
    <style:style style:name="P30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4pt" fo:font-weight="bold" officeooo:paragraph-rsid="00465edd" style:font-name-asian="LiberationSerif1" style:font-size-asian="14pt" style:font-weight-asian="bold" style:font-name-complex="LiberationSerif1" style:font-size-complex="14pt" style:font-weight-complex="bold"/>
    </style:style>
    <style:style style:name="P31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4pt" fo:font-weight="bold" officeooo:rsid="00583702" officeooo:paragraph-rsid="00583702" style:font-name-asian="LiberationSerif1" style:font-size-asian="14pt" style:font-weight-asian="bold" style:font-name-complex="LiberationSerif1" style:font-size-complex="14pt" style:font-weight-complex="bold"/>
    </style:style>
    <style:style style:name="P32" style:family="paragraph" style:parent-style-name="Standard">
      <style:paragraph-properties fo:margin-top="0in" fo:margin-bottom="0in" loext:contextual-spacing="false" fo:line-height="100%"/>
      <style:text-properties fo:color="#000000" style:font-name="LiberationSerif" fo:font-size="14pt" fo:font-weight="bold" officeooo:rsid="00583702" officeooo:paragraph-rsid="00583702" style:font-name-asian="LiberationSerif1" style:font-size-asian="14pt" style:font-weight-asian="bold" style:font-name-complex="LiberationSerif1" style:font-size-complex="14pt"/>
    </style:style>
    <style:style style:name="P33" style:family="paragraph" style:parent-style-name="Standard">
      <style:paragraph-properties fo:margin-top="0in" fo:margin-bottom="0in" loext:contextual-spacing="false" fo:line-height="100%"/>
      <style:text-properties fo:color="#000000" officeooo:rsid="0054f88e" officeooo:paragraph-rsid="0054f88e"/>
    </style:style>
    <style:style style:name="P34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Times New Roman" fo:font-size="12pt" officeooo:rsid="005ef43c" officeooo:paragraph-rsid="005ef43c" style:font-name-asian="Times New Roman1" style:font-size-asian="12pt" style:font-name-complex="Times New Roman1" style:font-size-complex="12pt"/>
    </style:style>
    <style:style style:name="P35" style:family="paragraph" style:parent-style-name="Standard">
      <style:paragraph-properties fo:margin-top="0in" fo:margin-bottom="0in" loext:contextual-spacing="false" fo:line-height="100%" fo:orphans="0" fo:widows="0"/>
      <style:text-properties style:font-name="Times New Roman" fo:font-size="12pt" officeooo:paragraph-rsid="0060f9f9" style:font-name-asian="Times New Roman1" style:font-size-asian="12pt" style:font-name-complex="Times New Roman1" style:font-size-complex="12pt"/>
    </style:style>
    <style:style style:name="P36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style:text-line-through-style="none" style:text-line-through-type="none" style:text-position="0% 100%" style:font-name="Times New Roman" fo:font-size="20pt" fo:font-style="normal" style:text-underline-style="none" fo:font-weight="bold" fo:background-color="transparent" style:font-name-asian="Times New Roman1" style:font-size-asian="20pt" style:font-style-asian="normal" style:font-weight-asian="bold" style:font-name-complex="Times New Roman1" style:font-size-complex="20pt"/>
    </style:style>
    <style:style style:name="P37" style:family="paragraph" style:parent-style-name="Standard">
      <loext:graphic-properties draw:fill-color="#ffffff"/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background-color="transparent" style:font-name-asian="Times New Roman1" style:font-size-asian="12pt" style:font-style-asian="normal" style:font-name-complex="Times New Roman1" style:font-size-complex="12pt"/>
    </style:style>
    <style:style style:name="P38" style:family="paragraph" style:parent-style-name="Standard" style:list-style-name="WWNum4">
      <style:paragraph-properties fo:margin-left="0in" fo:margin-right="0in" fo:margin-top="0in" fo:margin-bottom="0.0693in" loext:contextual-spacing="true" fo:line-height="100%" fo:orphans="0" fo:widows="0" fo:text-indent="0in" style:auto-text-indent="false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39" style:family="paragraph" style:parent-style-name="Standard" style:list-style-name="WWNum4">
      <style:paragraph-properties fo:margin-left="0in" fo:margin-right="0in" fo:margin-top="0in" fo:margin-bottom="0.0693in" loext:contextual-spacing="true" fo:line-height="100%" fo:orphans="0" fo:widows="0" fo:text-indent="0in" style:auto-text-indent="false"/>
      <style:text-properties fo:color="#666666" style:font-name="Times New Roman" fo:font-size="12pt" fo:font-weight="bold" officeooo:rsid="00294820" officeooo:paragraph-rsid="0033bd0e" style:font-name-asian="Times New Roman1" style:font-size-asian="12pt" style:font-weight-asian="bold" style:font-name-complex="Times New Roman1" style:font-size-complex="12pt"/>
    </style:style>
    <style:style style:name="P40" style:family="paragraph" style:parent-style-name="Standard">
      <style:paragraph-properties fo:margin-top="0in" fo:margin-bottom="0in" loext:contextual-spacing="false" fo:line-height="100%" fo:orphans="0" fo:widows="0"/>
      <style:text-properties fo:color="#000000" style:font-name="LiberationSerif" fo:font-size="12pt" officeooo:rsid="0060f9f9" officeooo:paragraph-rsid="005ef43c" style:font-name-asian="LiberationSerif1" style:font-size-asian="12pt" style:font-name-complex="LiberationSerif1" style:font-size-complex="12pt"/>
    </style:style>
    <style:style style:name="P41" style:family="paragraph" style:parent-style-name="Standard" style:list-style-name="L1">
      <style:paragraph-properties fo:margin-top="0in" fo:margin-bottom="0.0693in" loext:contextual-spacing="false" fo:line-height="100%" fo:orphans="0" fo:widows="0"/>
      <style:text-properties fo:color="#666666" style:font-name="Times New Roman" fo:font-size="12pt" officeooo:rsid="003712c8" officeooo:paragraph-rsid="003712c8" style:font-name-asian="Times New Roman1" style:font-size-asian="12pt" style:font-name-complex="Times New Roman1" style:font-size-complex="12pt"/>
    </style:style>
    <style:style style:name="P42" style:family="paragraph" style:parent-style-name="Standard" style:list-style-name="L1">
      <style:paragraph-properties fo:margin-top="0in" fo:margin-bottom="0.0693in" loext:contextual-spacing="false" fo:line-height="100%" fo:orphans="0" fo:widows="0"/>
      <style:text-properties fo:color="#666666" style:font-name="Times New Roman" fo:font-size="12pt" officeooo:rsid="003dffd0" officeooo:paragraph-rsid="003dffd0" style:font-name-asian="Times New Roman1" style:font-size-asian="12pt" style:font-name-complex="Times New Roman1" style:font-size-complex="12pt"/>
    </style:style>
    <style:style style:name="P43" style:family="paragraph" style:parent-style-name="Standard" style:list-style-name="WWNum3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44" style:family="paragraph" style:parent-style-name="Standard" style:list-style-name="WWNum6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45" style:family="paragraph" style:parent-style-name="Standard" style:list-style-name="WWNum1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46" style:family="paragraph" style:parent-style-name="Standard" style:list-style-name="WWNum5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</style:style>
    <style:style style:name="P47" style:family="paragraph" style:parent-style-name="Standard" style:list-style-name="WWNum3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48" style:family="paragraph" style:parent-style-name="Standard" style:list-style-name="WWNum1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49" style:family="paragraph" style:parent-style-name="Standard" style:list-style-name="WWNum5">
      <loext:graphic-properties draw:fill-color="#ffffff"/>
      <style:paragraph-properties fo:margin-left="0.5in" fo:margin-right="0in" fo:margin-top="0in" fo:margin-bottom="0.0693in" loext:contextual-spacing="true" fo:line-height="100%" fo:text-align="start" style:justify-single-word="false" fo:keep-together="auto" fo:orphans="0" fo:widows="0" fo:text-indent="-0.25in" style:auto-text-indent="false" fo:padding="0in" fo:border="none" fo:keep-with-next="auto"/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P50" style:family="paragraph" style:parent-style-name="Standard" style:list-style-name="WWNum8">
      <loext:graphic-properties draw:fill-color="#ffffff"/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1" style:family="paragraph" style:parent-style-name="Standard" style:list-style-name="WWNum8">
      <loext:graphic-properties draw:fill-color="#ffffff"/>
      <style:paragraph-properties fo:margin-left="0.5in" fo:margin-right="0in" fo:margin-top="0in" fo:margin-bottom="0.0693in" loext:contextual-spacing="true" fo:line-height="100%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52" style:family="paragraph" style:parent-style-name="Standard" style:list-style-name="WWNum8">
      <style:paragraph-properties fo:margin-left="0.5in" fo:margin-right="0in" fo:margin-top="0in" fo:margin-bottom="0.0693in" loext:contextual-spacing="true" fo:line-height="100%" fo:orphans="0" fo:widows="0" fo:text-indent="-0.2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fo:font-variant="normal" fo:text-transform="none" fo:color="#1155cc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rsid="0061c3b3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6" style:family="text">
      <style:text-properties fo:color="#1155cc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10" style:family="text">
      <style:text-properties fo:color="#666666" style:font-name="Times New Roman" fo:font-size="12pt" style:font-name-asian="Times New Roman1" style:font-size-asian="12pt" style:font-name-complex="Times New Roman1" style:font-size-complex="12pt"/>
    </style:style>
    <style:style style:name="T11" style:family="text">
      <style:text-properties officeooo:rsid="00235d41"/>
    </style:style>
    <style:style style:name="T12" style:family="text">
      <style:text-properties officeooo:rsid="00249b2b"/>
    </style:style>
    <style:style style:name="T13" style:family="text">
      <style:text-properties officeooo:rsid="002745bc"/>
    </style:style>
    <style:style style:name="T14" style:family="text">
      <style:text-properties officeooo:rsid="002e830f"/>
    </style:style>
    <style:style style:name="T15" style:family="text">
      <style:text-properties style:font-name="LiberationSerif" fo:font-size="12pt" style:font-name-asian="LiberationSerif1" style:font-size-asian="12pt" style:font-name-complex="LiberationSerif1" style:font-size-complex="12pt"/>
    </style:style>
    <style:style style:name="T16" style:family="text">
      <style:text-properties style:font-name="LiberationSerif" fo:font-size="12pt" officeooo:rsid="004a43cb" style:font-name-asian="LiberationSerif1" style:font-size-asian="12pt" style:font-name-complex="LiberationSerif1" style:font-size-complex="12pt"/>
    </style:style>
    <style:style style:name="T17" style:family="text">
      <style:text-properties style:font-name="LiberationSerif" fo:font-size="12pt" officeooo:rsid="004f105f" style:font-name-asian="LiberationSerif1" style:font-size-asian="12pt" style:font-name-complex="LiberationSerif1" style:font-size-complex="12pt"/>
    </style:style>
    <style:style style:name="T18" style:family="text">
      <style:text-properties style:font-name="LiberationSerif" fo:font-size="12pt" officeooo:rsid="004fb575" style:font-name-asian="LiberationSerif1" style:font-size-asian="12pt" style:font-name-complex="LiberationSerif1" style:font-size-complex="12pt"/>
    </style:style>
    <style:style style:name="T19" style:family="text">
      <style:text-properties style:font-name="LiberationSerif" fo:font-size="12pt" officeooo:rsid="0050cdb7" style:font-name-asian="LiberationSerif1" style:font-size-asian="12pt" style:font-name-complex="LiberationSerif1" style:font-size-complex="12pt"/>
    </style:style>
    <style:style style:name="T20" style:family="text">
      <style:text-properties style:font-name="LiberationSerif" fo:font-size="12pt" officeooo:rsid="00528abe" style:font-name-asian="LiberationSerif1" style:font-size-asian="12pt" style:font-name-complex="LiberationSerif1" style:font-size-complex="12pt"/>
    </style:style>
    <style:style style:name="T21" style:family="text">
      <style:text-properties style:font-name="LiberationSerif" fo:font-size="12pt" officeooo:rsid="0052d0c7" style:font-name-asian="LiberationSerif1" style:font-size-asian="12pt" style:font-name-complex="LiberationSerif1" style:font-size-complex="12pt"/>
    </style:style>
    <style:style style:name="T22" style:family="text">
      <style:text-properties style:font-name="LiberationSerif" fo:font-size="12pt" officeooo:rsid="0056923d" style:font-name-asian="LiberationSerif1" style:font-size-asian="12pt" style:font-name-complex="LiberationSerif1" style:font-size-complex="12pt"/>
    </style:style>
    <style:style style:name="T23" style:family="text">
      <style:text-properties style:font-name="LiberationSerif" fo:font-size="12pt" officeooo:rsid="005a1e5b" style:font-name-asian="LiberationSerif1" style:font-size-asian="12pt" style:font-name-complex="LiberationSerif1" style:font-size-complex="12pt"/>
    </style:style>
    <style:style style:name="T24" style:family="text">
      <style:text-properties style:font-name="LiberationSerif" style:font-name-asian="LiberationSerif1" style:font-name-complex="LiberationSerif1"/>
    </style:style>
    <style:style style:name="T25" style:family="text">
      <style:text-properties style:font-name="LiberationSerif" officeooo:rsid="0060f9f9" style:font-name-asian="LiberationSerif1" style:font-name-complex="LiberationSerif1"/>
    </style:style>
    <style:style style:name="T26" style:family="text">
      <style:text-properties fo:color="#000000" style:font-name="LiberationSerif" officeooo:rsid="0060f9f9" style:font-name-asian="LiberationSerif1" style:font-name-complex="LiberationSerif1"/>
    </style:style>
    <style:style style:name="T27" style:family="text">
      <style:text-properties fo:color="#000000" style:font-name="LiberationSerif" officeooo:rsid="0062ec0d" style:font-name-asian="LiberationSerif1" style:font-name-complex="LiberationSerif1"/>
    </style:style>
    <style:style style:name="T28" style:family="text">
      <style:text-properties officeooo:rsid="005f30c0"/>
    </style:style>
    <style:style style:name="T29" style:family="text">
      <style:text-properties officeooo:rsid="0060f9f9"/>
    </style:style>
    <style:style style:name="T30" style:family="text">
      <style:text-properties officeooo:rsid="0061c3b3"/>
    </style:style>
    <style:style style:name="T31" style:family="text">
      <style:text-properties officeooo:rsid="006373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Benjamin Toll</text:p>
      <text:p text:style-name="P7"><text:a xlink:type="simple" xlink:href="mailto:benjam72@yahoo.com" text:style-name="ListLabel_20_73" text:visited-style-name="ListLabel_20_73"><text:span text:style-name="T1">benjam72@yahoo.com</text:span></text:a></text:p>
      <text:p text:style-name="P7"><text:a xlink:type="simple" xlink:href="http://www.benjamintoll.com/" text:style-name="ListLabel_20_74" text:visited-style-name="ListLabel_20_74"><text:span text:style-name="T6">http://benjamintoll.com</text:span></text:a></text:p>
      <text:p text:style-name="P12"><text:a xlink:type="simple" xlink:href="https://github.com/btoll" text:style-name="Internet_20_link" text:visited-style-name="Visited_20_Internet_20_Link"><text:span text:style-name="T6">https://github.com/btoll</text:span></text:a></text:p>
      <text:p text:style-name="P17">717-756-2200</text:p>
      <text:p text:style-name="P8"/>
      <text:p text:style-name="P30">SUMMARY</text:p>
      <text:p text:style-name="P25"/>
      <text:p text:style-name="P26">DevOps professional with extensive engineering experience. <text:s/>Highly effective at creating tooling and full-stack applications. <text:s/>Significant experience with building both applications and frameworks.</text:p>
      <text:p text:style-name="P26"/>
      <text:p text:style-name="P26">Record of success working for top-tier technology organizations, both large and startups, including in Silicon Valley.</text:p>
      <text:p text:style-name="P25"/>
      <text:p text:style-name="P33"><text:span text:style-name="T15">Communication and continued technical and personal growth is highly-valued. <text:s/></text:span><text:span text:style-name="T22">Skilled at requirements gathering, research, information assimilation and debugging.</text:span></text:p>
      <text:p text:style-name="P27"/>
      <text:p text:style-name="P32">LANGUAGES</text:p>
      <text:p text:style-name="P29"/>
      <text:p text:style-name="P24"><text:span text:style-name="T15">Python, </text:span><text:span text:style-name="T18">Bash </text:span><text:span text:style-name="T19">shell scripting</text:span><text:span text:style-name="T15">, JavaScript, </text:span><text:span text:style-name="T20">Golang, </text:span><text:span text:style-name="T15">C, </text:span><text:span text:style-name="T21">PHP, </text:span><text:span text:style-name="T15">Elm, Groovy</text:span></text:p>
      <text:p text:style-name="P25"/>
      <text:p text:style-name="P31">TOOLS</text:p>
      <text:p text:style-name="P28"/>
      <text:p text:style-name="P11"><text:span text:style-name="T17">Linux System Administration, </text:span><text:span text:style-name="T16">Jenkins, Ansible, Kubernetes, Helm</text:span><text:span text:style-name="T15">, Docker, Vagrant, Make, Travis, </text:span><text:span text:style-name="T16">AWS, </text:span><text:span text:style-name="T23">GCP</text:span></text:p>
      <text:p text:style-name="P9"/>
      <text:p text:style-name="P10"/>
      <text:p text:style-name="P6">Experience</text:p>
      <text:p text:style-name="P20">Consultant, <text:span text:style-name="T28">Software Engineer and DevOps</text:span><text:tab/>Princeton, MA</text:p>
      <text:p text:style-name="P18">January 201<text:span text:style-name="T11">6</text:span> – Present</text:p>
      <text:p text:style-name="P34"><text:span text:style-name="T24">Work with several clients to develop full-stack applications written in JavaScript/React, Elm and Golang with infrastructure in AWS and GCP. <text:s/>In addition, </text:span><text:span text:style-name="T25">maintained Linux systems on-premise.</text:span></text:p>
      <text:p text:style-name="P40"/>
      <text:p text:style-name="P35"><text:span text:style-name="T26">Deliver push button solutions that </text:span><text:span text:style-name="T27">save clients countless hours every week.</text:span></text:p>
      <text:list xml:id="list834739433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8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><text:span text:style-name="T13">Algorand, DevOps Engineer</text:span><text:tab/><text:span text:style-name="T12">Boston</text:span>, MA</text:p>
      <text:p text:style-name="P19"><text:span text:style-name="T29">November 2019</text:span> – <text:span text:style-name="T12">February 2021</text:span></text:p>
      <text:p text:style-name="P22">Responsible for package builds as well as maintaining in-house tools and<text:span text:style-name="T14"> Kubernetes build </text:span><text:soft-page-break/><text:span text:style-name="T14">cluster</text:span></text:p>
      <text:p text:style-name="P22"/>
      <text:list xml:id="list2287521620" text:style-name="L1">
        <text:list-item>
          <text:p text:style-name="P41">Built a fully-automated package build pipeline running in Jenkins in a Kubernetes cluster. Includes creation of deb and rpm packages, testing, signing and deploying to hosted mirrors. <text:s/><text:span text:style-name="T31">This saved engineers and product managers countless hours every time there was a deployment and allowed them to concentrate on other tasks.</text:span></text:p>
        </text:list-item>
        <text:list-item>
          <text:p text:style-name="P41">Maintain and improve in-house task runner written in Python. <text:s/>Added plugin support and other enhancements which further helped to automate and streamline build pipeline.</text:p>
        </text:list-item>
        <text:list-item>
          <text:p text:style-name="P42">Write tests and documentation</text:p>
        </text:list-item>
      </text:list>
      <text:list xml:id="list1923870159214" text:continue-list="list834739433" text:style-name="WWNum4">
        <text:list-header>
          <text:p text:style-name="P39"/>
        </text:list-header>
      </text:list>
      <text:p text:style-name="P15">Sencha Inc, <text:span text:style-name="T30">Frameworks Engineer</text:span><text:tab/><text:tab/>Redwood City, CA</text:p>
      <text:p text:style-name="P14">May 2013 - December 2015</text:p>
      <text:p text:style-name="P3">Worked on the Ext framework as part of a remote team. <text:s/>My primary role was that of enhanced engineering.</text:p>
      <text:list xml:id="list3798920322" text:style-name="WWNum3">
        <text:list-item>
          <text:p text:style-name="P43"><text:span text:style-name="T10">F</text:span><text:span text:style-name="T5">ixed bugs that </text:span><text:span text:style-name="T10">had been escalated</text:span><text:span text:style-name="T5"> by the Support team and/or by customer request.</text:span></text:p>
        </text:list-item>
        <text:list-item>
          <text:p text:style-name="P47">Patches (and tests) would then be merged into core.</text:p>
        </text:list-item>
        <text:list-item>
          <text:p text:style-name="P43"><text:span text:style-name="T10">As</text:span><text:span text:style-name="T5"> the last stop in the escalation chain, </text:span><text:span text:style-name="T10">w</text:span><text:span text:style-name="T5">orked on bugs that </text:span><text:span text:style-name="T10">were</text:span><text:span text:style-name="T5"> very difficult and esoteric.</text:span></text:p>
        </text:list-item>
        <text:list-item>
          <text:p text:style-name="P47">Selected by manager to maintain viability of older product releases.</text:p>
        </text:list-item>
        <text:list-item>
          <text:p text:style-name="P47">One of the top framework contributors in the history of the company.</text:p>
        </text:list-item>
      </text:list>
      <text:p text:style-name="P2"><text:span text:style-name="T5">In addition, </text:span><text:span text:style-name="T10">w</text:span><text:span text:style-name="T5">orked on new framework features and other projects within the company.</text:span></text:p>
      <text:list xml:id="list1915454344" text:style-name="WWNum6">
        <text:list-item>
          <text:p text:style-name="P44"><text:span text:style-name="T10">P</text:span><text:span text:style-name="T5">rimary developer on the improved gridfilters API that shipped starting with Sencha 5.</text:span></text:p>
        </text:list-item>
        <text:list-item>
          <text:p text:style-name="P44"><text:span text:style-name="T10">R</text:span><text:span text:style-name="T5">esurrected the Sencha Fiddle project with my manager and developed several iterations of a working prototype before handing it off to its current maintainer.</text:span></text:p>
        </text:list-item>
      </text:list>
      <text:p text:style-name="P3">Volunteered personal time to assist and mentor.</text:p>
      <text:p text:style-name="P4"/>
      <text:p text:style-name="P1"><text:span text:style-name="T2">Sencha Inc, </text:span><text:span text:style-name="T3">Senior Support Engineer</text:span><text:span text:style-name="T7"><text:tab/><text:tab/></text:span><text:span text:style-name="T2">Redwoo</text:span><text:span text:style-name="T7">d City, CA</text:span></text:p>
      <text:p text:style-name="P37">June 2011 - April 2013</text:p>
      <text:p text:style-name="P2"><text:span text:style-name="T10">H</text:span><text:span text:style-name="T5">ired when the department was first created and was the second support engineer added to the team. <text:s/>This was a</text:span><text:span text:style-name="T10">n engineering job and within the purview of the engineering department. <text:s/>All solutions were provided in code and patches to the framework were encouraged.</text:span></text:p>
      <text:list xml:id="list2713040746" text:style-name="WWNum1">
        <text:list-item>
          <text:p text:style-name="P45"><text:span text:style-name="T10">P</text:span><text:span text:style-name="T5">rocess support tickets generated by customers. This meant everything from answering general questions about the framework and web development to (more usually) providing patches to fix a specific problem.</text:span></text:p>
        </text:list-item>
        <text:list-item>
          <text:p text:style-name="P45"><text:span text:style-name="T10">A</text:span><text:span text:style-name="T5">s a senior member of the team</text:span><text:span text:style-name="T10"> was</text:span><text:span text:style-name="T5"> one of three team members that would be assigned the difficult escalated tickets to resolve.</text:span></text:p>
        </text:list-item>
        <text:list-item>
          <text:p text:style-name="P48">Promoted to the Ext frameworks team.</text:p>
        </text:list-item>
      </text:list>
      <text:p text:style-name="P12"><text:span text:style-name="T10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9"> <text:s/></text:span><text:span text:style-name="T10">These included git extensions and bash tools.</text:span></text:p>
      <text:p text:style-name="P13"><text:soft-page-break/>Volunteered personal time to assist and mentor.</text:p>
      <text:p text:style-name="P13"/>
      <text:p text:style-name="P1"><text:span text:style-name="T2">Yahoo!, </text:span><text:span text:style-name="T3">Software Engineer</text:span><text:span text:style-name="T7"><text:tab/><text:tab/>Sunnyvale, CA</text:span></text:p>
      <text:p text:style-name="P5">November 2009 - May 2011</text:p>
      <text:p text:style-name="P2"><text:span text:style-name="T10">W</text:span><text:span text:style-name="T5">orked on the Connected TV team. <text:s/>JavaScript running on TVs.</text:span></text:p>
      <text:list xml:id="list3383988570" text:style-name="WWNum5">
        <text:list-item>
          <text:p text:style-name="P46"><text:span text:style-name="T10">D</text:span><text:span text:style-name="T5">eveloped new applications to run on networked TVs.</text:span></text:p>
        </text:list-item>
        <text:list-item>
          <text:p text:style-name="P46"><text:span text:style-name="T10">Contributed to </text:span><text:span text:style-name="T5">the KONtx framework.</text:span></text:p>
        </text:list-item>
        <text:list-item>
          <text:p text:style-name="P46"><text:span text:style-name="T10">P</text:span><text:span text:style-name="T5">rincipal maintainer of several high profile applications (eBay, NFL, Y! TV).</text:span></text:p>
        </text:list-item>
        <text:list-item>
          <text:p text:style-name="P49">Very active in forums.</text:p>
        </text:list-item>
      </text:list>
      <text:p text:style-name="P2"><text:span text:style-name="T5">Because there were no GUI devtools like that in the browser to help debug a program, became very good at thinking through problems and all iterations of them to try and anticipate bugs, which has helped </text:span><text:span text:style-name="T10">tremendously</text:span><text:span text:style-name="T5"> in every role since.</text:span></text:p>
      <text:p text:style-name="P3"/>
      <text:p text:style-name="P15">GoDaddy, <text:span text:style-name="T30">Web Developer</text:span><text:tab/><text:tab/>Phoenix, AZ</text:p>
      <text:p text:style-name="P14">January 2009 - November 2009</text:p>
      <text:p text:style-name="P13">Worked on the ecommerce team as the sole frontend developer.</text:p>
      <text:p text:style-name="P13"/>
      <text:p text:style-name="P16">Education</text:p>
      <text:p text:style-name="P12"><text:span text:style-name="T4">University of New Mexico</text:span><text:span text:style-name="T8">, </text:span><text:span text:style-name="T4">BA, History, 1996 - 1999</text:span></text:p>
      <text:list xml:id="list2430101159" text:style-name="WWNum8">
        <text:list-item>
          <text:p text:style-name="P50">3.93 / 4.00</text:p>
        </text:list-item>
        <text:list-item>
          <text:p text:style-name="P52">summa cum laude</text:p>
        </text:list-item>
        <text:list-item>
          <text:p text:style-name="P51">Phi Beta Kappa</text:p>
        </text:list-item>
        <text:list-item>
          <text:p text:style-name="P50">Phi Alpha Thet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LiberationSerif-Bold1" svg:font-family="LiberationSerif-Bold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3T00:19:23.249108643</dc:date>
    <meta:editing-duration>PT11H11M53S</meta:editing-duration>
    <meta:editing-cycles>72</meta:editing-cycles>
    <meta:generator>LibreOffice/6.0.7.3$Linux_X86_64 LibreOffice_project/00m0$Build-3</meta:generator>
    <meta:document-statistic meta:table-count="0" meta:image-count="0" meta:object-count="0" meta:page-count="3" meta:paragraph-count="63" meta:word-count="715" meta:character-count="4559" meta:non-whitespace-character-count="3910"/>
  </office:meta>
</office:document-meta>
</file>